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2" office:value-type="string" calcext:value-type="string">
            <text:p>NetT</text:p>
          </table:table-cell>
          <table:table-cell table:style-name="ce12" office:value-type="string" calcext:value-type="string">
            <text:p>ExeT</text:p>
          </table:table-cell>
          <table:table-cell table:style-name="ce12" office:value-type="string" calcext:value-type="string">
            <text:p>PF</text:p>
          </table:table-cell>
          <table:table-cell table:style-name="ce12"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3">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4">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5">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Using Token Format Distance (TFD) and Message Format Distance (MFD), based on Augmented Backus-Naur Form (ABND). <text:s/>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ovel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11:27:20.6544385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5T11:29:25.056984599</dc:date>
    <meta:editing-duration>P2DT10H22M1S</meta:editing-duration>
    <meta:editing-cycles>70</meta:editing-cycles>
    <meta:generator>LibreOffice/6.4.7.2$Linux_X86_64 LibreOffice_project/40$Build-2</meta:generator>
    <meta:document-statistic meta:table-count="1" meta:cell-count="482" meta:object-count="0"/>
  </office:meta>
</office:document-meta>
</file>